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454d4c"/>
    </style:style>
    <style:style style:name="P2" style:family="paragraph" style:parent-style-name="Standard">
      <style:paragraph-properties fo:text-align="start" style:justify-single-word="false"/>
      <style:text-properties officeooo:paragraph-rsid="00586522"/>
    </style:style>
    <style:style style:name="P3" style:family="paragraph" style:parent-style-name="Standard">
      <style:paragraph-properties fo:text-align="start" style:justify-single-word="false"/>
      <style:text-properties officeooo:paragraph-rsid="0067053a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99a94" officeooo:paragraph-rsid="00599a94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8652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officeooo:paragraph-rsid="00454d4c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053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053a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99a9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ce932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99a9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5b94c7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5ce932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5eb4e2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599a94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62410c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614776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99a9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f1fbc" officeooo:paragraph-rsid="005f1fb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rsid="005b94c7" officeooo:paragraph-rsid="005b94c7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officeooo:rsid="005b94c7" officeooo:paragraph-rsid="005b94c7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rsid="005ce932" officeooo:paragraph-rsid="005ce932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rsid="005ce932" officeooo:paragraph-rsid="005ce932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5d52a4" officeooo:paragraph-rsid="005d52a4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rsid="005d52a4" officeooo:paragraph-rsid="005d52a4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fo:font-style="normal" officeooo:rsid="005eb4e2" officeooo:paragraph-rsid="005eb4e2" style:font-style-asian="normal" style:font-style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tyle="normal" officeooo:rsid="005f1fbc" officeooo:paragraph-rsid="005f1fbc" style:font-style-asian="normal" style:font-style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fo:font-style="normal" officeooo:rsid="005d52a4" officeooo:paragraph-rsid="005f1fbc" style:font-style-asian="normal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d52a4" officeooo:paragraph-rsid="005d52a4"/>
    </style:style>
    <style:style style:name="P33" style:family="paragraph" style:parent-style-name="Standard" style:list-style-name="L8">
      <style:paragraph-properties fo:text-align="start" style:justify-single-word="false"/>
      <style:text-properties officeooo:rsid="005f1fbc" officeooo:paragraph-rsid="005f1fbc"/>
    </style:style>
    <style:style style:name="P34" style:family="paragraph" style:parent-style-name="Standard" style:list-style-name="L9">
      <style:paragraph-properties fo:text-align="start" style:justify-single-word="false"/>
      <style:text-properties officeooo:rsid="005f1fbc" officeooo:paragraph-rsid="005f1fbc"/>
    </style:style>
    <style:style style:name="P35" style:family="paragraph" style:parent-style-name="Standard" style:list-style-name="L9">
      <style:paragraph-properties fo:text-align="start" style:justify-single-word="false"/>
      <style:text-properties officeooo:rsid="005f1fbc" officeooo:paragraph-rsid="00601c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5849" style:font-weight-asian="bold" style:font-weight-complex="bold"/>
    </style:style>
    <style:style style:name="T3" style:family="text">
      <style:text-properties fo:font-weight="bold" officeooo:rsid="005d52a4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324557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2455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5f1fbc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d5849" style:font-size-asian="12pt" style:font-weight-asian="normal" style:font-size-complex="12pt" style:font-weight-complex="normal"/>
    </style:style>
    <style:style style:name="T10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454d4c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50100f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5eb4e2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614776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668a6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/>
    </style:style>
    <style:style style:name="T17" style:family="text">
      <style:text-properties style:font-name="DejaVu Sans Condensed" fo:font-size="12pt" fo:font-style="italic" fo:font-weight="normal" officeooo:rsid="0046ae70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DejaVu Sans Condensed" fo:font-size="12pt" fo:font-style="italic" fo:font-weight="normal" officeooo:rsid="003ba037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DejaVu Sans Condensed" fo:font-size="12pt" fo:font-style="italic" fo:font-weight="normal" officeooo:rsid="0045e1e1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DejaVu Sans Condensed" fo:font-size="12pt" fo:font-style="italic" fo:font-weight="normal" officeooo:rsid="00599a94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a5c9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d55f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6a35a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6bb2a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45e1e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58652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599a9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5b94c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normal" officeooo:rsid="005d584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" fo:font-size="12pt" fo:font-style="normal" fo:font-weight="normal" officeooo:rsid="005eb4e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5f1fb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5fd099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601c2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614776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62410c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63288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64df07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067053a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DejaVu Sans Condensed" fo:font-size="12pt" fo:font-style="normal" fo:font-weight="bold" officeooo:rsid="00599a94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DejaVu Sans Condensed" fo:font-size="12pt" fo:font-style="normal" fo:font-weight="bold" officeooo:rsid="0045e1e1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DejaVu Sans Condensed" fo:font-size="12pt" fo:font-style="normal" fo:font-weight="bold" officeooo:rsid="005d5849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DejaVu Sans Condensed" fo:font-size="12pt" fo:font-style="normal" fo:font-weight="bold" officeooo:rsid="00586522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DejaVu Sans Condensed" fo:font-size="12pt" fo:font-style="normal" fo:font-weight="bold" officeooo:rsid="005eb4e2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DejaVu Sans Condensed" fo:font-size="12pt" fo:font-style="normal" fo:font-weight="bold" officeooo:rsid="005fd099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DejaVu Sans Condensed" fo:font-size="12pt" fo:font-style="normal" fo:font-weight="bold" officeooo:rsid="00614776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DejaVu Sans Condensed" fo:font-size="12pt" fo:font-style="normal" fo:font-weight="bold" officeooo:rsid="00668a6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DejaVu Sans Condensed" fo:font-weight="bold" style:font-weight-asian="bold" style:font-weight-complex="bold"/>
    </style:style>
    <style:style style:name="T59" style:family="text">
      <style:text-properties style:font-name="DejaVu Sans Condensed" fo:font-weight="bold" officeooo:rsid="005b94c7" style:font-weight-asian="bold" style:font-weight-complex="bold"/>
    </style:style>
    <style:style style:name="T60" style:family="text">
      <style:text-properties style:font-name="DejaVu Sans Condensed" fo:font-weight="bold" officeooo:rsid="005ce932" style:font-weight-asian="bold" style:font-weight-complex="bold"/>
    </style:style>
    <style:style style:name="T61" style:family="text">
      <style:text-properties style:font-name="DejaVu Sans Condensed" officeooo:rsid="005ce932"/>
    </style:style>
    <style:style style:name="T62" style:family="text">
      <style:text-properties style:font-name="DejaVu Sans Condensed" officeooo:rsid="005d52a4"/>
    </style:style>
    <style:style style:name="T63" style:family="text">
      <style:text-properties style:font-name="DejaVu Sans Condensed" officeooo:rsid="005b94c7"/>
    </style:style>
    <style:style style:name="T64" style:family="text">
      <style:text-properties style:font-name="DejaVu Sans Condensed" officeooo:rsid="005d5849"/>
    </style:style>
    <style:style style:name="T65" style:family="text">
      <style:text-properties style:font-name="DejaVu Sans Condensed" officeooo:rsid="00668a6d"/>
    </style:style>
    <style:style style:name="T66" style:family="text">
      <style:text-properties officeooo:rsid="005d52a4"/>
    </style:style>
    <style:style style:name="T67" style:family="text">
      <style:text-properties officeooo:rsid="005d5849"/>
    </style:style>
    <style:style style:name="T68" style:family="text">
      <style:text-properties fo:font-weight="normal" officeooo:rsid="005d5849" style:font-weight-asian="normal" style:font-weight-complex="normal"/>
    </style:style>
    <style:style style:name="T69" style:family="text">
      <style:text-properties fo:font-weight="normal" officeooo:rsid="00668a6d" style:font-weight-asian="normal" style:font-weight-complex="normal"/>
    </style:style>
    <style:style style:name="T70" style:family="text">
      <style:text-properties officeooo:rsid="00668a6d"/>
    </style:style>
    <style:style style:name="T71" style:family="text">
      <style:text-properties officeooo:rsid="0035db3e"/>
    </style:style>
    <style:style style:name="T72" style:family="text">
      <style:text-properties officeooo:rsid="006705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71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E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3"><text:span text:style-name="T25">5</text:span><text:span text:style-name="T26">0</text:span><text:span text:style-name="T29">8</text:span><text:span text:style-name="T21"> - </text:span><text:span text:style-name="T22">A/G </text:span><text:span text:style-name="T23">- </text:span><text:span text:style-name="T24">AGM-84E SLAM</text:span><text:span text:style-name="T27">, AGM-84K SLAM-ER</text:span></text:p>
      <text:p text:style-name="P4"/>
      <text:p text:style-name="P5"><text:span text:style-name="T1">Master Arm</text:span> ... <text:span text:style-name="T1">ON</text:span></text:p>
      <text:p text:style-name="P5"><text:span text:style-name="T1">Master Mode</text:span> ... <text:span text:style-name="T1">A/G</text:span></text:p>
      <text:p text:style-name="P6"/>
      <text:p text:style-name="P9"><text:span text:style-name="T10">AGM-</text:span><text:span text:style-name="T11">84E SLAM</text:span><text:span text:style-name="T12"> -- </text:span><text:span text:style-name="T15">1000 lb warhead, </text:span><text:span text:style-name="T13">range approx 67 nmi, speed approx 480 kts</text:span><text:span text:style-name="T14"> at 5000 ft</text:span></text:p>
      <text:p text:style-name="P1"><text:span text:style-name="T20">TOO mode without </text:span><text:span text:style-name="T18">AWW-13 datalink pod (</text:span><text:span text:style-name="T19">GPS guidance only, does not use the IR seeker)</text:span></text:p>
      <text:list xml:id="list2851514448" text:style-name="L1">
        <text:list-item>
          <text:p text:style-name="P12"><text:span text:style-name="T49">STORES</text:span><text:span text:style-name="T31"> page, </text:span><text:span text:style-name="T50">SLAM</text:span><text:span text:style-name="T32"> </text:span><text:span text:style-name="T33">OSB</text:span><text:span text:style-name="T31">. <text:s/></text:span><text:span text:style-name="T47">T</text:span><text:span text:style-name="T34">akes </text:span><text:span text:style-name="T51">2m30s</text:span><text:span text:style-name="T34"> to warm up</text:span><text:span text:style-name="T38">, shows </text:span><text:span text:style-name="T52">RDY</text:span><text:span text:style-name="T38"> under </text:span><text:span text:style-name="T52">SLAM</text:span><text:span text:style-name="T38"> OSB when warmed up.</text:span></text:p>
        </text:list-item>
      </text:list>
      <text:list text:style-name="L2">
        <text:list-item>
          <text:list>
            <text:list-item>
              <text:p text:style-name="P14"><text:span text:style-name="T35">GPS will also begin </text:span><text:span text:style-name="T36">aligning when SLAM is boxed</text:span><text:span text:style-name="T35">, </text:span><text:span text:style-name="T38">should get to </text:span><text:span text:style-name="T53">ALN QUAL 01 GOOD</text:span><text:span text:style-name="T35">.</text:span></text:p>
            </text:list-item>
            <text:list-item>
              <text:p text:style-name="P21">Deselecting SLAM OSB will power-down<text:span text:style-name="T72"> missile; will</text:span> go through warm-up cycle again if re-selected.</text:p>
            </text:list-item>
          </text:list>
        </text:list-item>
      </text:list>
      <text:list xml:id="list230510064744395" text:continue-list="list2851514448" text:style-name="L1">
        <text:list-item>
          <text:p text:style-name="P23">Set missile options:</text:p>
        </text:list-item>
      </text:list>
      <text:list text:style-name="L3">
        <text:list-item>
          <text:list>
            <text:list-item>
              <text:p text:style-name="P24"><text:span text:style-name="T1">MODE PP</text:span> OSB<text:span text:style-name="T70"> (per missile)</text:span> to change to <text:span text:style-name="T1">MODE TOO</text:span><text:span text:style-name="T69">.</text:span></text:p>
            </text:list-item>
            <text:list-item>
              <text:p text:style-name="P24"><text:span text:style-name="T1">FLT</text:span> OSB<text:span text:style-name="T70"> (per missile)</text:span> to change cruise altitude (altitude is shown on bottom left):</text:p>
              <text:list>
                <text:list-item>
                  <text:p text:style-name="P24"><text:span text:style-name="T1">HIGH</text:span><text:tab/><text:span text:style-name="T67">-</text:span> 35,000 ft</text:p>
                </text:list-item>
                <text:list-item>
                  <text:p text:style-name="P24"><text:span text:style-name="T1">MED</text:span><text:tab/><text:span text:style-name="T67">-</text:span> 15,000 ft (default)</text:p>
                </text:list-item>
                <text:list-item>
                  <text:p text:style-name="P24"><text:span text:style-name="T1">LOW</text:span><text:tab/><text:span text:style-name="T67">-</text:span> 5,000 ft</text:p>
                </text:list-item>
              </text:list>
            </text:list-item>
            <text:list-item>
              <text:p text:style-name="P24"><text:span text:style-name="T1">EFUZ</text:span> OSB <text:span text:style-name="T70">(all missiles) </text:span>to <text:span text:style-name="T67">toggle </text:span><text:span text:style-name="T2">OFF</text:span><text:span text:style-name="T67">/</text:span><text:span text:style-name="T2">INST</text:span><text:span text:style-name="T67"> </text:span>fuzing (fuzing is shown on bottom left)<text:span text:style-name="T70">.</text:span></text:p>
            </text:list-item>
            <text:list-item>
              <text:p text:style-name="P15"><text:span text:style-name="T59">STP</text:span><text:span text:style-name="T63"> OSB</text:span><text:span text:style-name="T65"> (per missile??)</text:span><text:span text:style-name="T64">, when boxed,</text:span><text:span text:style-name="T63"> </text:span><text:span text:style-name="T64">will </text:span><text:span text:style-name="T63">use the currently selected waypoint</text:span><text:span text:style-name="T64"> </text:span><text:span text:style-name="T63">or markpoint as a course waypoint for the missile.</text:span><text:span text:style-name="T64"> <text:s/>If unboxed, missile will fly straight in with no course changes.</text:span></text:p>
            </text:list-item>
          </text:list>
        </text:list-item>
      </text:list>
      <text:list xml:id="list230509973491014" text:continue-list="list230510064744395" text:style-name="L1">
        <text:list-item>
          <text:p text:style-name="P13"><text:span text:style-name="T60">Designate a target</text:span><text:span text:style-name="T61"> </text:span><text:span text:style-name="T64">(</text:span><text:span text:style-name="T61">WPDSG, TPOD, </text:span><text:span text:style-name="T64">etc.)</text:span><text:span text:style-name="T61">. <text:s/>Target must be </text:span><text:span text:style-name="T64">designated</text:span><text:span text:style-name="T61"> while SLAM is selected and warmed up in order for it to register with the missile.</text:span></text:p>
        </text:list-item>
        <text:list-item>
          <text:p text:style-name="P25">Set additional options in <text:span text:style-name="T1">SLAM DSPLY</text:span> <text:span text:style-name="T67">OSB </text:span>page:</text:p>
        </text:list-item>
      </text:list>
      <text:list text:style-name="L4">
        <text:list-item>
          <text:list>
            <text:list-item>
              <text:p text:style-name="P26"><text:span text:style-name="T1">REL TYPE</text:span> OSB<text:span text:style-name="T67"> - Only use MAN, other options not implemented.</text:span></text:p>
            </text:list-item>
            <text:list-item>
              <text:p text:style-name="P26"><text:span text:style-name="T1">MSN</text:span> OSB opens another page with more options:</text:p>
              <text:list>
                <text:list-item>
                  <text:p text:style-name="P26"><text:span text:style-name="T1">HDG</text:span><text:span text:style-name="T3"> UNDF</text:span><text:span text:style-name="T68"> OSB</text:span><text:span text:style-name="T66"><text:tab/>- Clears terminal impact heading (see </text:span><text:span text:style-name="T3">TOO UFC</text:span><text:span text:style-name="T66"> </text:span><text:span text:style-name="T67">OSB </text:span><text:span text:style-name="T66">below)</text:span></text:p>
                </text:list-item>
                <text:list-item>
                  <text:p text:style-name="P26"><text:span text:style-name="T1">TOO UF</text:span><text:span text:style-name="T3">C</text:span><text:span text:style-name="T68"> OSB</text:span><text:span text:style-name="T66"><text:tab/>- Sets terminal impact options on </text:span><text:span text:style-name="T3">UFC</text:span><text:span text:style-name="T66">:</text:span></text:p>
                  <text:list>
                    <text:list-item>
                      <text:p text:style-name="P27"><text:span text:style-name="T1">HDG</text:span><text:tab/><text:span text:style-name="T67"><text:tab/></text:span><text:tab/>- <text:span text:style-name="T67">M</text:span>issile <text:span text:style-name="T67">heading </text:span>at impact (0-359, clear with HDG UNDEF OSB)</text:p>
                    </text:list-item>
                    <text:list-item>
                      <text:p text:style-name="P27"><text:span text:style-name="T1">ANG</text:span><text:tab/><text:span text:style-name="T67"><text:tab/></text:span><text:tab/>- Dive angle at impact (0-90 deg, 0 is default)</text:p>
                    </text:list-item>
                    <text:list-item>
                      <text:p text:style-name="P27"><text:span text:style-name="T1">VEL</text:span><text:tab/><text:span text:style-name="T67"><text:tab/></text:span><text:tab/>- Missile velocity at impact in ft/sec (100-26800, 0 is default)</text:p>
                    </text:list-item>
                  </text:list>
                </text:list-item>
                <text:list-item>
                  <text:p text:style-name="P16"><text:span text:style-name="T60">O/S UF</text:span><text:span text:style-name="T61">C</text:span><text:span text:style-name="T64"> OSB</text:span><text:span text:style-name="T62"><text:tab/></text:span><text:span text:style-name="T61">- </text:span><text:span text:style-name="T62">Something to do with offset aimpoints...</text:span><text:span text:style-name="T64">?? <text:s/>Probably not important.</text:span></text:p>
                </text:list-item>
              </text:list>
            </text:list-item>
          </text:list>
        </text:list-item>
      </text:list>
      <text:list xml:id="list230509423890355" text:continue-list="list230509973491014" text:style-name="L1">
        <text:list-item>
          <text:p text:style-name="P28"><text:span text:style-name="T1">TMR</text:span> countdown on HUD and STORES page shows <text:span text:style-name="T1">Time to Max Range</text:span>. <text:s/><text:span text:style-name="T1">HSI</text:span> page (not SA page) also shows circles for weapon max and min ranges.</text:p>
        </text:list-item>
        <text:list-item>
          <text:p text:style-name="P32"><text:span text:style-name="T64">When in range, p</text:span><text:span text:style-name="T16">ress </text:span><text:span text:style-name="T58">Red Button</text:span><text:span text:style-name="T16"> to launch.</text:span></text:p>
        </text:list-item>
      </text:list>
      <text:p text:style-name="P1"><text:span text:style-name="T17">TOO mode w</text:span><text:span text:style-name="T18">ith AWW-13 datalink pod (man-in-the-loop guidance </text:span><text:span text:style-name="T17">using IR seeker</text:span><text:span text:style-name="T18">)</text:span></text:p>
      <text:list text:style-name="L5">
        <text:list-item>
          <text:p text:style-name="P17"><text:span text:style-name="T31">On left MFD, go to </text:span><text:span text:style-name="T49">STORES</text:span><text:span text:style-name="T31"> page, </text:span><text:span text:style-name="T32">press</text:span><text:span text:style-name="T31"> </text:span><text:span text:style-name="T54">DL13</text:span><text:span text:style-name="T32"> </text:span><text:span text:style-name="T33">OSB</text:span><text:span text:style-name="T39">.</text:span></text:p>
        </text:list-item>
        <text:list-item>
          <text:p text:style-name="P29"><text:span text:style-name="T7">F</text:span><text:span text:style-name="T6">ollow steps 1-4 above to select, warmup, and configure missile.</text:span></text:p>
        </text:list-item>
        <text:list-item>
          <text:p text:style-name="P17"><text:span text:style-name="T39">Once missile is set up, press </text:span><text:span text:style-name="T54">WEP</text:span><text:span text:style-name="T39"> OSB to pair a missile with the datalink pod.</text:span><text:span text:style-name="T40"> <text:s/>Left side SLAM OSBs </text:span><text:span text:style-name="T39">from top to bottom are station 2, 3, 7, 8.</text:span><text:span text:style-name="T40"> <text:s/>When paired, SLAM appears under DL13 OSB at top.</text:span></text:p>
        </text:list-item>
        <text:list-item>
          <text:p text:style-name="P29"><text:span text:style-name="T8">When missile gets close to the target, seeker automatically turns on and begins transmitting over the datalink. <text:s/>Default distance is 10 nmi (shown in bottom left of STORES page). <text:s/>Change the distance with </text:span><text:span text:style-name="T4">SLAM DSPLY</text:span><text:span text:style-name="T6"> </text:span><text:span text:style-name="T8">OSB </text:span><text:span text:style-name="T6">page,</text:span><text:span text:style-name="T8"> then</text:span><text:span text:style-name="T6"> </text:span><text:span text:style-name="T4">UFC</text:span><text:span text:style-name="T6"> OSB</text:span><text:span text:style-name="T8">.</text:span></text:p>
        </text:list-item>
        <text:list-item>
          <text:p text:style-name="P30"><text:span text:style-name="T4">TTS</text:span><text:span text:style-name="T6"> countdown will show </text:span><text:span text:style-name="T4">Time To Seeker</text:span><text:span text:style-name="T6"> activation.</text:span></text:p>
        </text:list-item>
        <text:list-item>
          <text:p text:style-name="P31"><text:span text:style-name="T4">TMR</text:span><text:span text:style-name="T6"> countdown on HUD and STORES page shows </text:span><text:span text:style-name="T4">Time to Max Range</text:span><text:span text:style-name="T6">. <text:s/></text:span><text:span text:style-name="T4">HSI</text:span><text:span text:style-name="T6"> page (not SA page) also shows circles for weapon max and min ranges.</text:span></text:p>
        </text:list-item>
        <text:list-item>
          <text:p text:style-name="P31"><text:span text:style-name="T9">When in range, p</text:span><text:span text:style-name="T7">ress </text:span><text:span text:style-name="T5">Red Button</text:span><text:span text:style-name="T7"> to launch.</text:span></text:p>
        </text:list-item>
        <text:list-item>
          <text:p text:style-name="P30"><text:span text:style-name="T7">W</text:span><text:span text:style-name="T6">hen TTS reaches zero, STORES page should automatically show the seeker view. <text:s/>It's a modified Maverick seeker, you should see the same symbology: plus sign indicates where seeker is pointing relative to the missile. <text:s/>Toggle FOV with Pinky Button or FOV OSB, move TDC to slew seeker to new target. <text:s/>Datalink quality decreases with range.</text:span></text:p>
        </text:list-item>
      </text:list>
      <text:list text:style-name="L6">
        <text:list-item>
          <text:list>
            <text:list-item>
              <text:p text:style-name="P22">WARNING: TDC moves the seeker designator, does not fly the missile directly like the Walleye. <text:s/>Missile does not start maneuvering until new target is locked (TDC stops slewing). <text:s/>Pick a target early and let the missile fly itself in.</text:p>
            </text:list-item>
          </text:list>
        </text:list-item>
      </text:list>
      <text:p text:style-name="P7">PP mode</text:p>
      <text:list text:style-name="L7">
        <text:list-item>
          <text:p text:style-name="P18"><text:span text:style-name="T36">TODO -- Should be almost the same as TOO mode, except you need to manually enter the target coordinates into the missile via the STORES &gt; SLAM </text:span><text:span text:style-name="T37">DSPLY</text:span><text:span text:style-name="T36"> &gt; MSN page.</text:span></text:p>
        </text:list-item>
      </text:list>
      <text:p text:style-name="P8"/>
      <text:p text:style-name="P2"><text:span text:style-name="T53">AGM-84K SLAM-ER -- </text:span><text:span text:style-name="T57">1000 lb warhead, </text:span><text:span text:style-name="T55">range </text:span><text:span text:style-name="T57">approx</text:span><text:span text:style-name="T55"> 146 nmi, speed </text:span><text:span text:style-name="T57">approx</text:span><text:span text:style-name="T55"> 500 kts</text:span><text:span text:style-name="T56"> at 5000 ft</text:span></text:p>
      <text:list text:style-name="L8">
        <text:list-item>
          <text:p text:style-name="P33"><text:span text:style-name="T49">I</text:span><text:span text:style-name="T48">dentical</text:span><text:span text:style-name="T43"> in use</text:span><text:span text:style-name="T30"> to the </text:span><text:span text:style-name="T48">AGM-84E SLAM</text:span><text:span text:style-name="T30"> </text:span><text:span text:style-name="T48">except</text:span><text:span text:style-name="T30">:</text:span></text:p>
        </text:list-item>
      </text:list>
      <text:list text:style-name="L9">
        <text:list-item>
          <text:list>
            <text:list-item>
              <text:p text:style-name="P34"><text:span text:style-name="T30">Much longer range, 1</text:span><text:span text:style-name="T41">46</text:span><text:span text:style-name="T30"> nmi</text:span><text:span text:style-name="T43">.</text:span></text:p>
            </text:list-item>
            <text:list-item>
              <text:p text:style-name="P35"><text:span text:style-name="T30">Better quality seeker head</text:span><text:span text:style-name="T42">. <text:s/>When using seeker with datalink:</text:span></text:p>
              <text:list>
                <text:list-item>
                  <text:p text:style-name="P19"><text:span text:style-name="T44">Seeker shows slant range to designated target, and tracking mode (F/C or CENT, see below)</text:span><text:span text:style-name="T45">.</text:span></text:p>
                </text:list-item>
                <text:list-item>
                  <text:p text:style-name="P20"><text:span text:style-name="T46">Seeker crosshairs can be slewed freely without maneuvering missile. <text:s/></text:span><text:span text:style-name="T56">Must press TDC press</text:span><text:span text:style-name="T43"> to designate </text:span><text:span text:style-name="T46">new target</text:span><text:span text:style-name="T43">.</text:span></text:p>
                </text:list-item>
                <text:list-item>
                  <text:p text:style-name="P35"><text:span text:style-name="T48">BLK</text:span><text:span text:style-name="T42"> OSB or </text:span><text:span text:style-name="T48">WHT</text:span><text:span text:style-name="T42"> OSB toggles tracking Black or White objects respectively.</text:span></text:p>
                </text:list-item>
                <text:list-item>
                  <text:p text:style-name="P35"><text:span text:style-name="T48">F/C</text:span><text:span text:style-name="T42"> OSB, when boxed, uses </text:span><text:span text:style-name="T48">Force Correlate</text:span><text:span text:style-name="T42"> tracking</text:span><text:span text:style-name="T41"> </text:span><text:span text:style-name="T42">(best </text:span><text:span text:style-name="T41">for pinpointing parts of large buildings</text:span><text:span text:style-name="T42">)</text:span><text:span text:style-name="T41">, </text:span><text:span text:style-name="T42">when not boxed uses </text:span><text:span text:style-name="T55">Centroid</text:span><text:span text:style-name="T41"> tracking </text:span><text:span text:style-name="T42">(best </text:span><text:span text:style-name="T41">for</text:span><text:span text:style-name="T42"> small targets or</text:span><text:span text:style-name="T41"> moving vehicles</text:span><text:span text:style-name="T42">)</text:span><text:span text:style-name="T41">.</text:span></text:p>
                </text:list-item>
              </text:list>
            </text:list-item>
            <text:list-item>
              <text:p text:style-name="P34"><text:span text:style-name="T30">Can set up to 5 steerpoints for the missile to follow in sequence: </text:span><text:span text:style-name="T48">STORES</text:span><text:span text:style-name="T30"> page &gt; </text:span><text:span text:style-name="T48">STP</text:span><text:span text:style-name="T30"> OSB, then on </text:span><text:span text:style-name="T48">UFC</text:span><text:span text:style-name="T30"> select </text:span><text:span text:style-name="T48">STP1</text:span><text:span text:style-name="T30">, enter </text:span><text:span text:style-name="T43">waypoint or </text:span><text:span text:style-name="T30">coordinates, </text:span><text:span text:style-name="T48">STP2</text:span><text:span text:style-name="T30">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08.151000000</dc:date>
    <meta:editing-duration>PT13H30M55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5" meta:word-count="817" meta:character-count="4400" meta:non-whitespace-character-count="3656"/>
  </office:meta>
</office:document-meta>
</file>